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background-color="#C0C0C0"/>
    </style:style>
  </office:automatic-styles>
  <office:body>
    <office:text text:use-soft-page-breaks="true">
      <text:p text:style-name="P1">Duim: <text:s/>Waar ik het meest tevreden over ben is dat ik goed op schema loop en niet achterloop zoals lucas</text:p>
      <text:p text:style-name="Standaard">Wijsvinger: Eigenlijk wel het belangrijkste dat ik geleerd heb is hoe je met git werkt en het gevoel ontwikkeld hoe je met<text:s/>verschillende talen omgaat.</text:p>
      <text:p text:style-name="Standaard">Middelvinger: Wat ik in de toekomst wil vermijden is dat ik op bepaalde momenten niet goed gefocused kan werken dus in een rustige omgeving werken.</text:p>
      <text:p text:style-name="Standaard">Ringvinger: <text:s/>eigenlijk gewoon verder gaan met nexed en ik zal wel hulp nodig moeten hebben wanneer ik bij moelijken opdrachten kkom</text:p>
      <text:p text:style-name="Standaard">Pink: de gewoonten dat ik heb ontwikkeld is lang op een scherm kijken en geconcentreerd werken op een digitale scherm</text:p>
      <text:p text:style-name="Standaard"/>
      <text:p text:style-name="Standaard"><text:span text:style-name="T2">OVER MIJ</text:span>:</text:p>
      <text:p text:style-name="Standaard">Waar ik dus het meest tevreden mee ben is dat ik niet achterloop. Waarom ik hier blij mee ben is omdat ik het stres gevoel niet wil hebben om iets af te moeten maken. En wat ik het belangrijkste vind is dat ik een gevoel heb ontwikkeld hoe het is om met verschillende talen om te gaan daar was ik altijd al nieuwsgierig over. Wat ik het liefst niet wil tegenkomen op mijn pad is dat ik afgeleid word van mijn werk. Want zoals ik al zij is dat ik het vervelend vind om met stres omtegaan. En waar ik het liefst verder mee ga is verder werken met nexed en de hulp dat ik daarbij wil is eigenlijk alleen als ik bij moelijken opdrachten kom voor de rest lukt het me wel. De gewoonten dat ik heb ontwikkeld is lang op een scherm kijken en dat vind ik ook handig want bij de eerste lessen toen ik lang geconcentreerd moest zijn kwam ik moe thuis. Nu heb ik dat veel mind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rent Mannes</meta:initial-creator>
    <dc:creator>Brent Mannes</dc:creator>
    <meta:creation-date>2025-01-10T11:42:00Z</meta:creation-date>
    <dc:date>2025-01-10T11:42:00Z</dc:date>
    <meta:template xlink:href="Normal.dotm" xlink:type="simple"/>
    <meta:editing-cycles>2</meta:editing-cycles>
    <meta:editing-duration>PT120S</meta:editing-duration>
    <meta:document-statistic meta:page-count="1" meta:paragraph-count="3" meta:word-count="235" meta:character-count="1529" meta:row-count="10" meta:non-whitespace-character-count="1297"/>
  </office:meta>
</office:document-meta>
</file>